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text-properties fo:color="#dc2300" style:font-name="Trebuchet MS" fo:font-size="10pt" style:font-size-asian="10pt" style:font-name-complex="Zawgyi-One" style:font-size-complex="10pt"/>
    </style:style>
    <style:style style:name="P2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3" style:family="paragraph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4" style:family="paragraph">
      <style:text-properties fo:color="#94006b" style:font-name="Trebuchet MS" fo:font-size="10pt" style:font-size-asian="10pt" style:font-name-complex="Zawgyi-One" style:font-size-complex="10pt"/>
    </style:style>
    <style:style style:name="P5" style:family="paragraph">
      <style:paragraph-properties fo:text-align="center"/>
    </style:style>
    <style:style style:name="T1" style:family="text">
      <style:text-properties fo:color="#dc2300" style:font-name="Trebuchet MS" fo:font-size="10pt" style:font-size-asian="10pt" style:font-name-complex="Zawgyi-One" style:font-size-complex="10pt"/>
    </style:style>
    <style:style style:name="T2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3" style:family="text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4" style:family="text">
      <style:text-properties fo:color="#94006b" style:font-name="Trebuchet MS" fo:font-size="10pt" style:font-size-asian="10pt" style:font-name-complex="Zawgyi-One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3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draw:fill="solid" draw:fill-color="#dc2300" draw:textarea-vertical-align="middle" draw:auto-grow-height="false" fo:min-height="0.5201in" fo:min-width="0.3465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svg:width="0.4303in" svg:height="0.4303in" svg:x="0.492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0.6575in" svg:y="0.1465in"><draw:text-box><text:p><text:span text:style-name="T1">ၫ</text:span></text:p></draw:text-box></draw:frame><draw:frame draw:style-name="gr3" draw:text-style-name="P2" svg:width="0.3394in" svg:height="0.3024in" svg:x="0.4701in" svg:y="0in"><draw:text-box><text:p><text:span text:style-name="T2">ၿ <text:s/></text:span></text:p></draw:text-box></draw:frame><draw:frame draw:style-name="gr3" draw:text-style-name="P3" svg:width="0.3421in" svg:height="0.3024in" svg:x="0.4701in" svg:y="0.1465in"><draw:text-box><text:p><text:span text:style-name="T3">ည</text:span></text:p></draw:text-box></draw:frame><draw:frame draw:style-name="gr3" draw:text-style-name="P4" svg:width="0.2795in" svg:height="0.3024in" svg:x="0.6575in" svg:y="0in"><draw:text-box><text:p><text:span text:style-name="T4"><text:s/></text:span><text:span text:style-name="T4"><text:s/>ၩ</text:span></text:p></draw:text-box></draw:frame></draw:g><draw:g text:anchor-type="paragraph" draw:z-index="1" draw:style-name="gr1"><draw:custom-shape draw:style-name="gr2" svg:width="0.4303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3" svg:width="0.3421in" svg:height="0.3024in" svg:x="6.1437in" svg:y="0.1047in"><draw:text-box><text:p><text:span text:style-name="T3">Back</text:span></text:p></draw:text-box></draw:frame></draw:g><draw:g text:anchor-type="paragraph" draw:z-index="2" draw:style-name="gr4"><draw:custom-shape draw:style-name="gr2" svg:width="0.4303in" svg:height="0.4303in" svg:x="0.0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5" svg:width="0.3004in" svg:height="0.3004in" svg:x="0.0854in" svg:y="0.0937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draw:g><draw:g text:anchor-type="paragraph" draw:z-index="3" draw:style-name="gr1"><draw:custom-shape draw:style-name="gr2" svg:width="0.4303in" svg:height="0.4303in" svg:x="0.9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1.1276in" svg:y="0.1465in"><draw:text-box><text:p><text:span text:style-name="T1">ၫ</text:span></text:p></draw:text-box></draw:frame><draw:frame draw:style-name="gr3" draw:text-style-name="P2" svg:width="0.3394in" svg:height="0.3024in" svg:x="0.9402in" svg:y="0in"><draw:text-box><text:p><text:span text:style-name="T2">ၿ <text:s/></text:span></text:p></draw:text-box></draw:frame><draw:frame draw:style-name="gr3" draw:text-style-name="P3" svg:width="0.3421in" svg:height="0.3024in" svg:x="0.9402in" svg:y="0.1465in"><draw:text-box><text:p><text:span text:style-name="T3">ည</text:span></text:p></draw:text-box></draw:frame><draw:frame draw:style-name="gr3" draw:text-style-name="P4" svg:width="0.2795in" svg:height="0.3024in" svg:x="1.1276in" svg:y="0in"><draw:text-box><text:p><text:span text:style-name="T4"><text:s/></text:span><text:span text:style-name="T4"><text:s/>ၩ</text:span></text:p></draw:text-box></draw:frame></draw:g><draw:g text:anchor-type="paragraph" draw:z-index="4" draw:style-name="gr1"><draw:custom-shape draw:style-name="gr2" svg:width="0.4303in" svg:height="0.4303in" svg:x="1.43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1.5972in" svg:y="0.1465in"><draw:text-box><text:p><text:span text:style-name="T1">ၫ</text:span></text:p></draw:text-box></draw:frame><draw:frame draw:style-name="gr3" draw:text-style-name="P2" svg:width="0.3394in" svg:height="0.3024in" svg:x="1.4098in" svg:y="0in"><draw:text-box><text:p><text:span text:style-name="T2">ၿ <text:s/></text:span></text:p></draw:text-box></draw:frame><draw:frame draw:style-name="gr3" draw:text-style-name="P3" svg:width="0.3421in" svg:height="0.3024in" svg:x="1.4098in" svg:y="0.1465in"><draw:text-box><text:p><text:span text:style-name="T3">ည</text:span></text:p></draw:text-box></draw:frame><draw:frame draw:style-name="gr3" draw:text-style-name="P4" svg:width="0.2795in" svg:height="0.3024in" svg:x="1.5972in" svg:y="0in"><draw:text-box><text:p><text:span text:style-name="T4"><text:s/></text:span><text:span text:style-name="T4"><text:s/>ၩ</text:span></text:p></draw:text-box></draw:frame></draw:g><draw:g text:anchor-type="paragraph" draw:z-index="5" draw:style-name="gr1"><draw:custom-shape draw:style-name="gr2" svg:width="0.4303in" svg:height="0.4303in" svg:x="1.898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2.0638in" svg:y="0.1465in"><draw:text-box><text:p><text:span text:style-name="T1">ၫ</text:span></text:p></draw:text-box></draw:frame><draw:frame draw:style-name="gr3" draw:text-style-name="P2" svg:width="0.3394in" svg:height="0.3024in" svg:x="1.8764in" svg:y="0in"><draw:text-box><text:p><text:span text:style-name="T2">ၿ <text:s/></text:span></text:p></draw:text-box></draw:frame><draw:frame draw:style-name="gr3" draw:text-style-name="P3" svg:width="0.3421in" svg:height="0.3024in" svg:x="1.8764in" svg:y="0.1465in"><draw:text-box><text:p><text:span text:style-name="T3">ည</text:span></text:p></draw:text-box></draw:frame><draw:frame draw:style-name="gr3" draw:text-style-name="P4" svg:width="0.2795in" svg:height="0.3024in" svg:x="2.0638in" svg:y="0in"><draw:text-box><text:p><text:span text:style-name="T4"><text:s/></text:span><text:span text:style-name="T4"><text:s/>ၩ</text:span></text:p></draw:text-box></draw:frame></draw:g><draw:g text:anchor-type="paragraph" draw:z-index="6" draw:style-name="gr1"><draw:custom-shape draw:style-name="gr2" svg:width="0.4303in" svg:height="0.4303in" svg:x="2.36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2.5303in" svg:y="0.1465in"><draw:text-box><text:p><text:span text:style-name="T1">ၫ</text:span></text:p></draw:text-box></draw:frame><draw:frame draw:style-name="gr3" draw:text-style-name="P2" svg:width="0.3394in" svg:height="0.3024in" svg:x="2.3429in" svg:y="0in"><draw:text-box><text:p><text:span text:style-name="T2">ၿ <text:s/></text:span></text:p></draw:text-box></draw:frame><draw:frame draw:style-name="gr3" draw:text-style-name="P3" svg:width="0.3421in" svg:height="0.3024in" svg:x="2.3429in" svg:y="0.1465in"><draw:text-box><text:p><text:span text:style-name="T3">ည</text:span></text:p></draw:text-box></draw:frame><draw:frame draw:style-name="gr3" draw:text-style-name="P4" svg:width="0.2795in" svg:height="0.3024in" svg:x="2.5303in" svg:y="0in"><draw:text-box><text:p><text:span text:style-name="T4"><text:s/></text:span><text:span text:style-name="T4"><text:s/>ၩ</text:span></text:p></draw:text-box></draw:frame></draw:g><draw:g text:anchor-type="paragraph" draw:z-index="7" draw:style-name="gr1"><draw:custom-shape draw:style-name="gr2" svg:width="0.4303in" svg:height="0.4303in" svg:x="2.83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2.9972in" svg:y="0.1465in"><draw:text-box><text:p><text:span text:style-name="T1">ၫ</text:span></text:p></draw:text-box></draw:frame><draw:frame draw:style-name="gr3" draw:text-style-name="P2" svg:width="0.3394in" svg:height="0.3024in" svg:x="2.8098in" svg:y="0in"><draw:text-box><text:p><text:span text:style-name="T2">ၿ <text:s/></text:span></text:p></draw:text-box></draw:frame><draw:frame draw:style-name="gr3" draw:text-style-name="P3" svg:width="0.3421in" svg:height="0.3024in" svg:x="2.8098in" svg:y="0.1465in"><draw:text-box><text:p><text:span text:style-name="T3">ည</text:span></text:p></draw:text-box></draw:frame><draw:frame draw:style-name="gr3" draw:text-style-name="P4" svg:width="0.2795in" svg:height="0.3024in" svg:x="2.9972in" svg:y="0in"><draw:text-box><text:p><text:span text:style-name="T4"><text:s/></text:span><text:span text:style-name="T4"><text:s/>ၩ</text:span></text:p></draw:text-box></draw:frame></draw:g><draw:g text:anchor-type="paragraph" draw:z-index="8" draw:style-name="gr1"><draw:custom-shape draw:style-name="gr2" svg:width="0.4303in" svg:height="0.4303in" svg:x="3.298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3.4638in" svg:y="0.1465in"><draw:text-box><text:p><text:span text:style-name="T1">ၫ</text:span></text:p></draw:text-box></draw:frame><draw:frame draw:style-name="gr3" draw:text-style-name="P2" svg:width="0.3394in" svg:height="0.3024in" svg:x="3.2764in" svg:y="0in"><draw:text-box><text:p><text:span text:style-name="T2">ၿ <text:s/></text:span></text:p></draw:text-box></draw:frame><draw:frame draw:style-name="gr3" draw:text-style-name="P3" svg:width="0.3421in" svg:height="0.3024in" svg:x="3.2764in" svg:y="0.1465in"><draw:text-box><text:p><text:span text:style-name="T3">ည</text:span></text:p></draw:text-box></draw:frame><draw:frame draw:style-name="gr3" draw:text-style-name="P4" svg:width="0.2795in" svg:height="0.3024in" svg:x="3.4638in" svg:y="0in"><draw:text-box><text:p><text:span text:style-name="T4"><text:s/></text:span><text:span text:style-name="T4"><text:s/>ၩ</text:span></text:p></draw:text-box></draw:frame></draw:g><draw:g text:anchor-type="paragraph" draw:z-index="9" draw:style-name="gr1"><draw:custom-shape draw:style-name="gr2" svg:width="0.4303in" svg:height="0.4303in" svg:x="3.7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3.9276in" svg:y="0.1465in"><draw:text-box><text:p><text:span text:style-name="T1">ၫ</text:span></text:p></draw:text-box></draw:frame><draw:frame draw:style-name="gr3" draw:text-style-name="P2" svg:width="0.3394in" svg:height="0.3024in" svg:x="3.7402in" svg:y="0in"><draw:text-box><text:p><text:span text:style-name="T2">ၿ <text:s/></text:span></text:p></draw:text-box></draw:frame><draw:frame draw:style-name="gr3" draw:text-style-name="P3" svg:width="0.3421in" svg:height="0.3024in" svg:x="3.7402in" svg:y="0.1465in"><draw:text-box><text:p><text:span text:style-name="T3">ည</text:span></text:p></draw:text-box></draw:frame><draw:frame draw:style-name="gr3" draw:text-style-name="P4" svg:width="0.2795in" svg:height="0.3024in" svg:x="3.9276in" svg:y="0in"><draw:text-box><text:p><text:span text:style-name="T4"><text:s/></text:span><text:span text:style-name="T4"><text:s/>ၩ</text:span></text:p></draw:text-box></draw:frame></draw:g><draw:g text:anchor-type="paragraph" draw:z-index="10" draw:style-name="gr1"><draw:custom-shape draw:style-name="gr2" svg:width="0.4303in" svg:height="0.4303in" svg:x="4.229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4.3945in" svg:y="0.1465in"><draw:text-box><text:p><text:span text:style-name="T1">ၫ</text:span></text:p></draw:text-box></draw:frame><draw:frame draw:style-name="gr3" draw:text-style-name="P2" svg:width="0.3394in" svg:height="0.3024in" svg:x="4.2071in" svg:y="0in"><draw:text-box><text:p><text:span text:style-name="T2">ၿ <text:s/></text:span></text:p></draw:text-box></draw:frame><draw:frame draw:style-name="gr3" draw:text-style-name="P3" svg:width="0.3421in" svg:height="0.3024in" svg:x="4.2071in" svg:y="0.1465in"><draw:text-box><text:p><text:span text:style-name="T3">ည</text:span></text:p></draw:text-box></draw:frame><draw:frame draw:style-name="gr3" draw:text-style-name="P4" svg:width="0.2795in" svg:height="0.3024in" svg:x="4.3945in" svg:y="0in"><draw:text-box><text:p><text:span text:style-name="T4"><text:s/></text:span><text:span text:style-name="T4"><text:s/>ၩ</text:span></text:p></draw:text-box></draw:frame></draw:g><draw:g text:anchor-type="paragraph" draw:z-index="11" draw:style-name="gr1"><draw:custom-shape draw:style-name="gr2" svg:width="0.4303in" svg:height="0.4303in" svg:x="4.695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4.861in" svg:y="0.1465in"><draw:text-box><text:p><text:span text:style-name="T1">ၫ</text:span></text:p></draw:text-box></draw:frame><draw:frame draw:style-name="gr3" draw:text-style-name="P2" svg:width="0.3394in" svg:height="0.3024in" svg:x="4.6736in" svg:y="0in"><draw:text-box><text:p><text:span text:style-name="T2">ၿ <text:s/></text:span></text:p></draw:text-box></draw:frame><draw:frame draw:style-name="gr3" draw:text-style-name="P3" svg:width="0.3421in" svg:height="0.3024in" svg:x="4.6736in" svg:y="0.1465in"><draw:text-box><text:p><text:span text:style-name="T3">ည</text:span></text:p></draw:text-box></draw:frame><draw:frame draw:style-name="gr3" draw:text-style-name="P4" svg:width="0.2795in" svg:height="0.3024in" svg:x="4.861in" svg:y="0in"><draw:text-box><text:p><text:span text:style-name="T4"><text:s/></text:span><text:span text:style-name="T4"><text:s/>ၩ</text:span></text:p></draw:text-box></draw:frame></draw:g><draw:g text:anchor-type="paragraph" draw:z-index="12" draw:style-name="gr1"><draw:custom-shape draw:style-name="gr2" svg:width="0.4303in" svg:height="0.4303in" svg:x="5.1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5.3276in" svg:y="0.1465in"><draw:text-box><text:p><text:span text:style-name="T1">ၫ</text:span></text:p></draw:text-box></draw:frame><draw:frame draw:style-name="gr3" draw:text-style-name="P2" svg:width="0.3394in" svg:height="0.3024in" svg:x="5.1402in" svg:y="0in"><draw:text-box><text:p><text:span text:style-name="T2">ၿ <text:s/></text:span></text:p></draw:text-box></draw:frame><draw:frame draw:style-name="gr3" draw:text-style-name="P3" svg:width="0.3421in" svg:height="0.3024in" svg:x="5.1402in" svg:y="0.1465in"><draw:text-box><text:p><text:span text:style-name="T3">ည</text:span></text:p></draw:text-box></draw:frame><draw:frame draw:style-name="gr3" draw:text-style-name="P4" svg:width="0.2795in" svg:height="0.3024in" svg:x="5.3276in" svg:y="0in"><draw:text-box><text:p><text:span text:style-name="T4"><text:s/></text:span><text:span text:style-name="T4"><text:s/>ၩ</text:span></text:p></draw:text-box></draw:frame></draw:g><draw:g text:anchor-type="paragraph" draw:z-index="13" draw:style-name="gr1"><draw:custom-shape draw:style-name="gr2" svg:width="0.4303in" svg:height="0.4303in" svg:x="5.629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" svg:width="0.3012in" svg:height="0.3024in" svg:x="5.7945in" svg:y="0.1465in"><draw:text-box><text:p><text:span text:style-name="T1">ၫ</text:span></text:p></draw:text-box></draw:frame><draw:frame draw:style-name="gr3" draw:text-style-name="P2" svg:width="0.3394in" svg:height="0.3024in" svg:x="5.6071in" svg:y="0in"><draw:text-box><text:p><text:span text:style-name="T2">ၿ <text:s/></text:span></text:p></draw:text-box></draw:frame><draw:frame draw:style-name="gr3" draw:text-style-name="P3" svg:width="0.3421in" svg:height="0.3024in" svg:x="5.6071in" svg:y="0.1465in"><draw:text-box><text:p><text:span text:style-name="T3">ည</text:span></text:p></draw:text-box></draw:frame><draw:frame draw:style-name="gr3" draw:text-style-name="P4" svg:width="0.2795in" svg:height="0.3024in" svg:x="5.7945in" svg:y="0in"><draw:text-box><text:p><text:span text:style-name="T4"><text:s/></text:span><text:span text:style-name="T4"><text:s/>ၩ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7M17S</meta:editing-duration>
    <meta:editing-cycles>16</meta:editing-cycles>
    <meta:generator>OpenOffice.org/3.2$Win32 OpenOffice.org_project/320m18$Build-9502</meta:generator>
    <dc:date>2010-11-18T20:16:15.42</dc:date>
    <dc:creator>Seth Hetu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